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4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Default" office:value-type="string" calcext:value-type="string">
            <text:p>ncalls</text:p>
          </table:table-cell>
          <table:table-cell office:value-type="string" calcext:value-type="string">
            <text:p>tottime</text:p>
          </table:table-cell>
          <table:table-cell office:value-type="string" calcext:value-type="string">
            <text:p>percall</text:p>
          </table:table-cell>
          <table:table-cell table:style-name="Default" office:value-type="string" calcext:value-type="string">
            <text:p>cumtime</text:p>
          </table:table-cell>
          <table:table-cell table:style-name="Default" office:value-type="string" calcext:value-type="string">
            <text:p>percall</text:p>
          </table:table-cell>
          <table:table-cell office:value-type="string" calcext:value-type="string">
            <text:p>filename:lineno(functio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7632.502" calcext:value-type="float">
            <text:p>137632.502</text:p>
          </table:table-cell>
          <table:table-cell office:value-type="string" calcext:value-type="string">
            <text:p>&lt;string&gt;:1(&lt;module&gt;)</text:p>
          </table:table-cell>
        </table:table-row>
        <table:table-row table:style-name="ro1">
          <table:table-cell office:value-type="float" office:value="9062" calcext:value-type="float">
            <text:p>906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108(dotProduct)</text:p>
          </table:table-cell>
        </table:table-row>
        <table:table-row table:style-name="ro1">
          <table:table-cell office:value-type="float" office:value="9062" calcext:value-type="float">
            <text:p>9062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117(projectionOnto)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129(getPerpendicularVector)</text:p>
          </table:table-cell>
        </table:table-row>
        <table:table-row table:style-name="ro1">
          <table:table-cell office:value-type="float" office:value="108726" calcext:value-type="float">
            <text:p>108726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13(__init__)</text:p>
          </table:table-cell>
        </table:table-row>
        <table:table-row table:style-name="ro1">
          <table:table-cell office:value-type="float" office:value="1983544352" calcext:value-type="float">
            <text:p>1983544352</text:p>
          </table:table-cell>
          <table:table-cell office:value-type="float" office:value="2109.222" calcext:value-type="float">
            <text:p>2109.222</text:p>
          </table:table-cell>
          <table:table-cell office:value-type="float" office:value="0" calcext:value-type="float">
            <text:p>0</text:p>
          </table:table-cell>
          <table:table-cell office:value-type="float" office:value="2653.372" calcext:value-type="float">
            <text:p>2653.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172(vectorFromPoints)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20(__add__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ometry.py:208(findIntersectionOfLines)</text:p>
          </table:table-cell>
        </table:table-row>
        <table:table-row table:style-name="ro1">
          <table:table-cell office:value-type="float" office:value="135164713" calcext:value-type="float">
            <text:p>135164713</text:p>
          </table:table-cell>
          <table:table-cell office:value-type="float" office:value="68.426" calcext:value-type="float">
            <text:p>68.426</text:p>
          </table:table-cell>
          <table:table-cell office:value-type="float" office:value="0" calcext:value-type="float">
            <text:p>0</text:p>
          </table:table-cell>
          <table:table-cell office:value-type="float" office:value="68.426" calcext:value-type="float">
            <text:p>68.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23(__eq__)</text:p>
          </table:table-cell>
        </table:table-row>
        <table:table-row table:style-name="ro1">
          <table:table-cell office:value-type="float" office:value="832477" calcext:value-type="float">
            <text:p>832477</text:p>
          </table:table-cell>
          <table:table-cell office:value-type="float" office:value="1.245" calcext:value-type="float">
            <text:p>1.245</text:p>
          </table:table-cell>
          <table:table-cell office:value-type="float" office:value="0" calcext:value-type="float">
            <text:p>0</text:p>
          </table:table-cell>
          <table:table-cell office:value-type="float" office:value="1.246" calcext:value-type="float">
            <text:p>1.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244(findIntersectionOfLineSegments)</text:p>
          </table:table-cell>
        </table:table-row>
        <table:table-row table:style-name="ro1">
          <table:table-cell office:value-type="float" office:value="2701214" calcext:value-type="float">
            <text:p>2701214</text:p>
          </table:table-cell>
          <table:table-cell office:value-type="float" office:value="1.983" calcext:value-type="float">
            <text:p>1.983</text:p>
          </table:table-cell>
          <table:table-cell office:value-type="float" office:value="0" calcext:value-type="float">
            <text:p>0</text:p>
          </table:table-cell>
          <table:table-cell office:value-type="float" office:value="2.233" calcext:value-type="float">
            <text:p>2.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27(distanceFrom)</text:p>
          </table:table-cell>
        </table:table-row>
        <table:table-row table:style-name="ro1">
          <table:table-cell office:value-type="float" office:value="3967828158" calcext:value-type="float">
            <text:p>3967828158</text:p>
          </table:table-cell>
          <table:table-cell office:value-type="float" office:value="1202.714" calcext:value-type="float">
            <text:p>1202.714</text:p>
          </table:table-cell>
          <table:table-cell office:value-type="float" office:value="0" calcext:value-type="float">
            <text:p>0</text:p>
          </table:table-cell>
          <table:table-cell office:value-type="float" office:value="1202.714" calcext:value-type="float">
            <text:p>1202.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35(__init__)</text:p>
          </table:table-cell>
        </table:table-row>
        <table:table-row table:style-name="ro1">
          <table:table-cell office:value-type="float" office:value="1983547170" calcext:value-type="float">
            <text:p>1983547170</text:p>
          </table:table-cell>
          <table:table-cell office:value-type="float" office:value="3745.229" calcext:value-type="float">
            <text:p>3745.229</text:p>
          </table:table-cell>
          <table:table-cell office:value-type="float" office:value="0" calcext:value-type="float">
            <text:p>0</text:p>
          </table:table-cell>
          <table:table-cell office:value-type="float" office:value="118134.024" calcext:value-type="float">
            <text:p>118134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42(__mul__)</text:p>
          </table:table-cell>
        </table:table-row>
        <table:table-row table:style-name="ro1">
          <table:table-cell office:value-type="float" office:value="1983582810" calcext:value-type="float">
            <text:p>1983582810</text:p>
          </table:table-cell>
          <table:table-cell office:value-type="float" office:value="2245.21" calcext:value-type="float">
            <text:p>2245.21</text:p>
          </table:table-cell>
          <table:table-cell office:value-type="float" office:value="0" calcext:value-type="float">
            <text:p>0</text:p>
          </table:table-cell>
          <table:table-cell office:value-type="float" office:value="2903.557" calcext:value-type="float">
            <text:p>2903.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50(__add__)</text:p>
          </table:table-cell>
        </table:table-row>
        <table:table-row table:style-name="ro1">
          <table:table-cell office:value-type="float" office:value="3968116252" calcext:value-type="float">
            <text:p>3968116252</text:p>
          </table:table-cell>
          <table:table-cell office:value-type="float" office:value="2297.586" calcext:value-type="float">
            <text:p>2297.586</text:p>
          </table:table-cell>
          <table:table-cell office:value-type="float" office:value="0" calcext:value-type="float">
            <text:p>0</text:p>
          </table:table-cell>
          <table:table-cell office:value-type="float" office:value="2297.586" calcext:value-type="float">
            <text:p>2297.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56(scale)</text:p>
          </table:table-cell>
        </table:table-row>
        <table:table-row table:style-name="ro1">
          <table:table-cell office:value-type="float" office:value="1984260616" calcext:value-type="float">
            <text:p>1984260616</text:p>
          </table:table-cell>
          <table:table-cell office:value-type="float" office:value="2305.194" calcext:value-type="float">
            <text:p>2305.194</text:p>
          </table:table-cell>
          <table:table-cell office:value-type="float" office:value="0" calcext:value-type="float">
            <text:p>0</text:p>
          </table:table-cell>
          <table:table-cell office:value-type="float" office:value="2724.308" calcext:value-type="float">
            <text:p>2724.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66(getMagnitude)</text:p>
          </table:table-cell>
        </table:table-row>
        <table:table-row table:style-name="ro1">
          <table:table-cell office:value-type="float" office:value="659530" calcext:value-type="float">
            <text:p>65953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77(setMagnitude)</text:p>
          </table:table-cell>
        </table:table-row>
        <table:table-row table:style-name="ro1">
          <table:table-cell office:value-type="float" office:value="641520" calcext:value-type="float">
            <text:p>641520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office:value-type="float" office:value="1.504" calcext:value-type="float">
            <text:p>1.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91(normalize)</text:p>
          </table:table-cell>
        </table:table-row>
        <table:table-row table:style-name="ro1">
          <table:table-cell office:value-type="float" office:value="647460" calcext:value-type="float">
            <text:p>64746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etry.py:98(getDirection)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nyAlgorithm.py:103(interesectsFlowLine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nyAlgorithm.py:119(constrainPointInsideRectangl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JennyAlgorithm.py:156(__init__)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nyAlgorithm.py:18(__init__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string" calcext:value-type="string">
            <text:p>JennyAlgorithm.py:196(getNodesFromLineLaye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82" calcext:value-type="float">
            <text:p>0.082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string" calcext:value-type="string">
            <text:p>JennyAlgorithm.py:275(getLineWidthFromLaye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JennyAlgorithm.py:298(calculateMapScal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961" calcext:value-type="float">
            <text:p>0.961</text:p>
          </table:table-cell>
          <table:table-cell office:value-type="string" calcext:value-type="string">
            <text:p>JennyAlgorithm.py:311(loadFlowLinesFromLaye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138.634" calcext:value-type="float">
            <text:p>9138.634</text:p>
          </table:table-cell>
          <table:table-cell table:number-columns-repeated="2" office:value-type="float" office:value="137606.909" calcext:value-type="float">
            <text:p>137606.909</text:p>
          </table:table-cell>
          <table:table-cell office:value-type="string" calcext:value-type="string">
            <text:p>JennyAlgorithm.py:334(calculateInterFlowLineForc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988" calcext:value-type="float">
            <text:p>0.988</text:p>
          </table:table-cell>
          <table:table-cell table:number-columns-repeated="2" office:value-type="float" office:value="14.512" calcext:value-type="float">
            <text:p>14.512</text:p>
          </table:table-cell>
          <table:table-cell office:value-type="string" calcext:value-type="string">
            <text:p>JennyAlgorithm.py:375(calculateNodeToFlowLineForc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string" calcext:value-type="string">
            <text:p>JennyAlgorithm.py:398(calculateAntiTorsionForc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22" calcext:value-type="float">
            <text:p>0.022</text:p>
          </table:table-cell>
          <table:table-cell table:number-columns-repeated="2" office:value-type="float" office:value="0.371" calcext:value-type="float">
            <text:p>0.371</text:p>
          </table:table-cell>
          <table:table-cell office:value-type="string" calcext:value-type="string">
            <text:p>JennyAlgorithm.py:412(calculateSpringForces)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nyAlgorithm.py:42(__init__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.173" calcext:value-type="float">
            <text:p>1.173</text:p>
          </table:table-cell>
          <table:table-cell table:number-columns-repeated="2" office:value-type="float" office:value="5.619" calcext:value-type="float">
            <text:p>5.619</text:p>
          </table:table-cell>
          <table:table-cell office:value-type="string" calcext:value-type="string">
            <text:p>JennyAlgorithm.py:439(calculateAngleResForc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string" calcext:value-type="string">
            <text:p>JennyAlgorithm.py:485(applyForc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8" calcext:value-type="float">
            <text:p>0.018</text:p>
          </table:table-cell>
          <table:table-cell table:number-columns-repeated="2" office:value-type="float" office:value="0.404" calcext:value-type="float">
            <text:p>0.404</text:p>
          </table:table-cell>
          <table:table-cell office:value-type="string" calcext:value-type="string">
            <text:p>JennyAlgorithm.py:497(applyRectangleConstraint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1.827" calcext:value-type="float">
            <text:p>1.827</text:p>
          </table:table-cell>
          <table:table-cell office:value-type="string" calcext:value-type="string">
            <text:p>JennyAlgorithm.py:551(reduceFlowLineIntersections)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nyAlgorithm.py:62(cacheIntermediatePoint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36" calcext:value-type="float">
            <text:p>0.036</text:p>
          </table:table-cell>
          <table:table-cell table:number-columns-repeated="2" office:value-type="float" office:value="137632.502" calcext:value-type="float">
            <text:p>137632.502</text:p>
          </table:table-cell>
          <table:table-cell office:value-type="string" calcext:value-type="string">
            <text:p>JennyAlgorithm.py:652(run)</text:p>
          </table:table-cell>
        </table:table-row>
        <table:table-row table:style-name="ro1">
          <table:table-cell office:value-type="float" office:value="157410" calcext:value-type="float">
            <text:p>15741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921" calcext:value-type="float">
            <text:p>2.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nyAlgorithm.py:71(getNearestIntermediatePoint)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Bezier.py:12(__init__)</text:p>
          </table:table-cell>
        </table:table-row>
        <table:table-row table:style-name="ro1">
          <table:table-cell office:value-type="float" office:value="90720" calcext:value-type="float">
            <text:p>90720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Bezier.py:25(getPointAt)</text:p>
          </table:table-cell>
        </table:table-row>
        <table:table-row table:style-name="ro1">
          <table:table-cell office:value-type="float" office:value="641520" calcext:value-type="float">
            <text:p>641520</text:p>
          </table:table-cell>
          <table:table-cell office:value-type="float" office:value="1.533" calcext:value-type="float">
            <text:p>1.533</text:p>
          </table:table-cell>
          <table:table-cell office:value-type="float" office:value="0" calcext:value-type="float">
            <text:p>0</text:p>
          </table:table-cell>
          <table:table-cell office:value-type="float" office:value="3.238" calcext:value-type="float">
            <text:p>3.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Bezier.py:36(getTangentVectorAt)</text:p>
          </table:table-cell>
        </table:table-row>
        <table:table-row table:style-name="ro1">
          <table:table-cell office:value-type="float" office:value="320760" calcext:value-type="float">
            <text:p>320760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1.731" calcext:value-type="float">
            <text:p>1.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Bezier.py:46(getStartTangentVector)</text:p>
          </table:table-cell>
        </table:table-row>
        <table:table-row table:style-name="ro1">
          <table:table-cell office:value-type="float" office:value="320760" calcext:value-type="float">
            <text:p>320760</text:p>
          </table:table-cell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office:value-type="float" office:value="1.726" calcext:value-type="float">
            <text:p>1.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Bezier.py:53(getEndTangentVector)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Bezier.py:60(getIntermediateCurvePoints)</text:p>
          </table:table-cell>
        </table:table-row>
        <table:table-row table:style-name="ro1">
          <table:table-cell office:value-type="string" calcext:value-type="string">
            <text:p>15868522224/1983565278</text:p>
          </table:table-cell>
          <table:table-cell office:value-type="float" office:value="33813.848" calcext:value-type="float">
            <text:p>33813.848</text:p>
          </table:table-cell>
          <table:table-cell office:value-type="float" office:value="0" calcext:value-type="float">
            <text:p>0</text:p>
          </table:table-cell>
          <table:table-cell office:value-type="float" office:value="111123.031" calcext:value-type="float">
            <text:p>111123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145(deepcopy)</text:p>
          </table:table-cell>
        </table:table-row>
        <table:table-row table:style-name="ro1">
          <table:table-cell office:value-type="float" office:value="9917826390" calcext:value-type="float">
            <text:p>9917826390</text:p>
          </table:table-cell>
          <table:table-cell office:value-type="float" office:value="1127.28" calcext:value-type="float">
            <text:p>1127.28</text:p>
          </table:table-cell>
          <table:table-cell office:value-type="float" office:value="0" calcext:value-type="float">
            <text:p>0</text:p>
          </table:table-cell>
          <table:table-cell office:value-type="float" office:value="1127.28" calcext:value-type="float">
            <text:p>1127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198(_deepcopy_atomic)</text:p>
          </table:table-cell>
        </table:table-row>
        <table:table-row table:style-name="ro1">
          <table:table-cell office:value-type="float" office:value="1983565278" calcext:value-type="float">
            <text:p>1983565278</text:p>
          </table:table-cell>
          <table:table-cell office:value-type="float" office:value="7203.937" calcext:value-type="float">
            <text:p>7203.937</text:p>
          </table:table-cell>
          <table:table-cell office:value-type="float" office:value="0" calcext:value-type="float">
            <text:p>0</text:p>
          </table:table-cell>
          <table:table-cell office:value-type="float" office:value="19636.861" calcext:value-type="float">
            <text:p>19636.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234(_deepcopy_tuple)</text:p>
          </table:table-cell>
        </table:table-row>
        <table:table-row table:style-name="ro1">
          <table:table-cell office:value-type="float" office:value="1983565278" calcext:value-type="float">
            <text:p>1983565278</text:p>
          </table:table-cell>
          <table:table-cell office:value-type="float" office:value="4398.907" calcext:value-type="float">
            <text:p>4398.907</text:p>
          </table:table-cell>
          <table:table-cell office:value-type="float" office:value="0" calcext:value-type="float">
            <text:p>0</text:p>
          </table:table-cell>
          <table:table-cell office:value-type="float" office:value="27410.468" calcext:value-type="float">
            <text:p>27410.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253(_deepcopy_dict)</text:p>
          </table:table-cell>
        </table:table-row>
        <table:table-row table:style-name="ro1">
          <table:table-cell office:value-type="float" office:value="15868522224" calcext:value-type="float">
            <text:p>15868522224</text:p>
          </table:table-cell>
          <table:table-cell office:value-type="float" office:value="13081.553" calcext:value-type="float">
            <text:p>13081.553</text:p>
          </table:table-cell>
          <table:table-cell office:value-type="float" office:value="0" calcext:value-type="float">
            <text:p>0</text:p>
          </table:table-cell>
          <table:table-cell office:value-type="float" office:value="16661.124" calcext:value-type="float">
            <text:p>16661.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267(_keep_alive)</text:p>
          </table:table-cell>
        </table:table-row>
        <table:table-row table:style-name="ro1">
          <table:table-cell office:value-type="float" office:value="1983565278" calcext:value-type="float">
            <text:p>1983565278</text:p>
          </table:table-cell>
          <table:table-cell office:value-type="float" office:value="9592.516" calcext:value-type="float">
            <text:p>9592.516</text:p>
          </table:table-cell>
          <table:table-cell office:value-type="float" office:value="0" calcext:value-type="float">
            <text:p>0</text:p>
          </table:table-cell>
          <table:table-cell office:value-type="float" office:value="76908.953" calcext:value-type="float">
            <text:p>76908.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306(_reconstruct)</text:p>
          </table:table-cell>
        </table:table-row>
        <table:table-row table:style-name="ro1">
          <table:table-cell office:value-type="float" office:value="1983565278" calcext:value-type="float">
            <text:p>1983565278</text:p>
          </table:table-cell>
          <table:table-cell office:value-type="float" office:value="938.868" calcext:value-type="float">
            <text:p>938.868</text:p>
          </table:table-cell>
          <table:table-cell office:value-type="float" office:value="0" calcext:value-type="float">
            <text:p>0</text:p>
          </table:table-cell>
          <table:table-cell office:value-type="float" office:value="1474.757" calcext:value-type="float">
            <text:p>1474.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_reg.py:92(__newobj__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_reg.py:95(_slotnames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ustom_translator.py:41(translate)</text:p>
          </table:table-cell>
        </table:table-row>
        <table:table-row table:style-name="ro1">
          <table:table-cell office:value-type="float" office:value="1983565280" calcext:value-type="float">
            <text:p>1983565280</text:p>
          </table:table-cell>
          <table:table-cell office:value-type="float" office:value="8845.151" calcext:value-type="float">
            <text:p>8845.151</text:p>
          </table:table-cell>
          <table:table-cell office:value-type="float" office:value="0" calcext:value-type="float">
            <text:p>0</text:p>
          </table:table-cell>
          <table:table-cell office:value-type="float" office:value="14617.099" calcext:value-type="float">
            <text:p>14617.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s.py:603(_import)</text:p>
          </table:table-cell>
        </table:table-row>
        <table:table-row table:style-name="ro1">
          <table:table-cell office:value-type="float" office:value="1983565280" calcext:value-type="float">
            <text:p>1983565280</text:p>
          </table:table-cell>
          <table:table-cell office:value-type="float" office:value="4866.344" calcext:value-type="float">
            <text:p>4866.344</text:p>
          </table:table-cell>
          <table:table-cell office:value-type="float" office:value="0" calcext:value-type="float">
            <text:p>0</text:p>
          </table:table-cell>
          <table:table-cell office:value-type="float" office:value="4866.344" calcext:value-type="float">
            <text:p>4866.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__import__}</text:p>
          </table:table-cell>
        </table:table-row>
        <table:table-row table:style-name="ro1">
          <table:table-cell office:value-type="float" office:value="1983565278" calcext:value-type="float">
            <text:p>1983565278</text:p>
          </table:table-cell>
          <table:table-cell office:value-type="float" office:value="535.889" calcext:value-type="float">
            <text:p>535.889</text:p>
          </table:table-cell>
          <table:table-cell office:value-type="float" office:value="0" calcext:value-type="float">
            <text:p>0</text:p>
          </table:table-cell>
          <table:table-cell office:value-type="float" office:value="535.889" calcext:value-type="float">
            <text:p>535.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7f968a702720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appendScope}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asPolyline}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evaluate}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geometry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getFeatures}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d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etBar}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etFeature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etLabelText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etMaximum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etMinimumWidth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etTextVisible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etValue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etWindowTitle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003" calcext:value-type="float">
            <text:p>0.003</text:p>
          </table:table-cell>
          <table:table-cell office:value-type="string" calcext:value-type="string">
            <text:p>{built-in method show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wasCanceled}</text:p>
          </table:table-cell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x}</text:p>
          </table:table-cell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y}</text:p>
          </table:table-cell>
        </table:table-row>
        <table:table-row table:style-name="ro1">
          <table:table-cell office:value-type="float" office:value="3967130556" calcext:value-type="float">
            <text:p>3967130556</text:p>
          </table:table-cell>
          <table:table-cell office:value-type="float" office:value="1712.458" calcext:value-type="float">
            <text:p>1712.458</text:p>
          </table:table-cell>
          <table:table-cell office:value-type="float" office:value="0" calcext:value-type="float">
            <text:p>0</text:p>
          </table:table-cell>
          <table:table-cell office:value-type="float" office:value="1712.458" calcext:value-type="float">
            <text:p>1712.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getattr}</text:p>
          </table:table-cell>
        </table:table-row>
        <table:table-row table:style-name="ro1">
          <table:table-cell office:value-type="float" office:value="3967112450" calcext:value-type="float">
            <text:p>3967112450</text:p>
          </table:table-cell>
          <table:table-cell office:value-type="float" office:value="3669.405" calcext:value-type="float">
            <text:p>3669.405</text:p>
          </table:table-cell>
          <table:table-cell office:value-type="float" office:value="0" calcext:value-type="float">
            <text:p>0</text:p>
          </table:table-cell>
          <table:table-cell office:value-type="float" office:value="3669.405" calcext:value-type="float">
            <text:p>3669.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hasattr}</text:p>
          </table:table-cell>
        </table:table-row>
        <table:table-row table:style-name="ro1">
          <table:table-cell office:value-type="float" office:value="39671305560" calcext:value-type="float">
            <text:p>39671305560</text:p>
          </table:table-cell>
          <table:table-cell office:value-type="float" office:value="3129.549" calcext:value-type="float">
            <text:p>3129.549</text:p>
          </table:table-cell>
          <table:table-cell office:value-type="float" office:value="0" calcext:value-type="float">
            <text:p>0</text:p>
          </table:table-cell>
          <table:table-cell office:value-type="float" office:value="3129.549" calcext:value-type="float">
            <text:p>3129.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id}</text:p>
          </table:table-cell>
        </table:table-row>
        <table:table-row table:style-name="ro1">
          <table:table-cell office:value-type="float" office:value="5950695841" calcext:value-type="float">
            <text:p>5950695841</text:p>
          </table:table-cell>
          <table:table-cell office:value-type="float" office:value="1897.616" calcext:value-type="float">
            <text:p>1897.616</text:p>
          </table:table-cell>
          <table:table-cell office:value-type="float" office:value="0" calcext:value-type="float">
            <text:p>0</text:p>
          </table:table-cell>
          <table:table-cell office:value-type="float" office:value="1897.616" calcext:value-type="float">
            <text:p>1897.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isinstance}</text:p>
          </table:table-cell>
        </table:table-row>
        <table:table-row table:style-name="ro1">
          <table:table-cell office:value-type="float" office:value="1983565278" calcext:value-type="float">
            <text:p>1983565278</text:p>
          </table:table-cell>
          <table:table-cell office:value-type="float" office:value="548.342" calcext:value-type="float">
            <text:p>548.342</text:p>
          </table:table-cell>
          <table:table-cell office:value-type="float" office:value="0" calcext:value-type="float">
            <text:p>0</text:p>
          </table:table-cell>
          <table:table-cell office:value-type="float" office:value="548.342" calcext:value-type="float">
            <text:p>548.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issubclass}</text:p>
          </table:table-cell>
        </table:table-row>
        <table:table-row table:style-name="ro1">
          <table:table-cell office:value-type="float" office:value="3967194440" calcext:value-type="float">
            <text:p>3967194440</text:p>
          </table:table-cell>
          <table:table-cell office:value-type="float" office:value="539.417" calcext:value-type="float">
            <text:p>539.417</text:p>
          </table:table-cell>
          <table:table-cell office:value-type="float" office:value="0" calcext:value-type="float">
            <text:p>0</text:p>
          </table:table-cell>
          <table:table-cell office:value-type="float" office:value="539.417" calcext:value-type="float">
            <text:p>539.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len}</text:p>
          </table:table-cell>
        </table:table-row>
        <table:table-row table:style-name="ro1">
          <table:table-cell office:value-type="float" office:value="647460" calcext:value-type="float">
            <text:p>647460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ath.atan2}</text:p>
          </table:table-cell>
        </table:table-row>
        <table:table-row table:style-name="ro1">
          <table:table-cell office:value-type="float" office:value="641520" calcext:value-type="float">
            <text:p>641520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ath.exp}</text:p>
          </table:table-cell>
        </table:table-row>
        <table:table-row table:style-name="ro1">
          <table:table-cell office:value-type="float" office:value="1983523410" calcext:value-type="float">
            <text:p>1983523410</text:p>
          </table:table-cell>
          <table:table-cell office:value-type="float" office:value="1039.268" calcext:value-type="float">
            <text:p>1039.268</text:p>
          </table:table-cell>
          <table:table-cell office:value-type="float" office:value="0" calcext:value-type="float">
            <text:p>0</text:p>
          </table:table-cell>
          <table:table-cell office:value-type="float" office:value="1039.268" calcext:value-type="float">
            <text:p>1039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ath.pow}</text:p>
          </table:table-cell>
        </table:table-row>
        <table:table-row table:style-name="ro1">
          <table:table-cell office:value-type="float" office:value="1986961830" calcext:value-type="float">
            <text:p>1986961830</text:p>
          </table:table-cell>
          <table:table-cell office:value-type="float" office:value="419.364" calcext:value-type="float">
            <text:p>419.364</text:p>
          </table:table-cell>
          <table:table-cell office:value-type="float" office:value="0" calcext:value-type="float">
            <text:p>0</text:p>
          </table:table-cell>
          <table:table-cell office:value-type="float" office:value="419.364" calcext:value-type="float">
            <text:p>419.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ath.sqrt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ax}</text:p>
          </table:table-cell>
        </table:table-row>
        <table:table-row table:style-name="ro1">
          <table:table-cell office:value-type="float" office:value="1983565278" calcext:value-type="float">
            <text:p>1983565278</text:p>
          </table:table-cell>
          <table:table-cell office:value-type="float" office:value="6807.965" calcext:value-type="float">
            <text:p>6807.965</text:p>
          </table:table-cell>
          <table:table-cell office:value-type="float" office:value="0" calcext:value-type="float">
            <text:p>0</text:p>
          </table:table-cell>
          <table:table-cell office:value-type="float" office:value="21425.064" calcext:value-type="float">
            <text:p>21425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reduce_ex__' of 'object' objects}</text:p>
          </table:table-cell>
        </table:table-row>
        <table:table-row table:style-name="ro1">
          <table:table-cell office:value-type="float" office:value="15868648639" calcext:value-type="float">
            <text:p>15868648639</text:p>
          </table:table-cell>
          <table:table-cell office:value-type="float" office:value="2706.822" calcext:value-type="float">
            <text:p>2706.822</text:p>
          </table:table-cell>
          <table:table-cell office:value-type="float" office:value="0" calcext:value-type="float">
            <text:p>0</text:p>
          </table:table-cell>
          <table:table-cell office:value-type="float" office:value="2706.822" calcext:value-type="float">
            <text:p>2706.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</table:table-row>
        <table:table-row table:style-name="ro1">
          <table:table-cell office:value-type="float" office:value="33720609726" calcext:value-type="float">
            <text:p>33720609726</text:p>
          </table:table-cell>
          <table:table-cell office:value-type="float" office:value="4470.099" calcext:value-type="float">
            <text:p>4470.099</text:p>
          </table:table-cell>
          <table:table-cell office:value-type="float" office:value="0" calcext:value-type="float">
            <text:p>0</text:p>
          </table:table-cell>
          <table:table-cell office:value-type="float" office:value="4470.099" calcext:value-type="float">
            <text:p>4470.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get' of 'dict' objects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get' of 'dictproxy' objects}</text:p>
          </table:table-cell>
        </table:table-row>
        <table:table-row table:style-name="ro1">
          <table:table-cell office:value-type="float" office:value="1983565278" calcext:value-type="float">
            <text:p>1983565278</text:p>
          </table:table-cell>
          <table:table-cell office:value-type="float" office:value="391.005" calcext:value-type="float">
            <text:p>391.005</text:p>
          </table:table-cell>
          <table:table-cell office:value-type="float" office:value="0" calcext:value-type="float">
            <text:p>0</text:p>
          </table:table-cell>
          <table:table-cell office:value-type="float" office:value="391.005" calcext:value-type="float">
            <text:p>391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teritems' of 'dict' objects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sort' of 'list' objects}</text:p>
          </table:table-cell>
        </table:table-row>
        <table:table-row table:style-name="ro1">
          <table:table-cell office:value-type="float" office:value="1983565280" calcext:value-type="float">
            <text:p>1983565280</text:p>
          </table:table-cell>
          <table:table-cell office:value-type="float" office:value="905.604" calcext:value-type="float">
            <text:p>905.604</text:p>
          </table:table-cell>
          <table:table-cell office:value-type="float" office:value="0" calcext:value-type="float">
            <text:p>0</text:p>
          </table:table-cell>
          <table:table-cell office:value-type="float" office:value="905.604" calcext:value-type="float">
            <text:p>905.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</table:table-row>
        <table:table-row table:style-name="ro1">
          <table:table-cell office:value-type="float" office:value="1983565278" calcext:value-type="float">
            <text:p>1983565278</text:p>
          </table:table-cell>
          <table:table-cell office:value-type="float" office:value="925.152" calcext:value-type="float">
            <text:p>925.152</text:p>
          </table:table-cell>
          <table:table-cell office:value-type="float" office:value="0" calcext:value-type="float">
            <text:p>0</text:p>
          </table:table-cell>
          <table:table-cell office:value-type="float" office:value="925.152" calcext:value-type="float">
            <text:p>925.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update' of 'dict' objects}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in}</text:p>
          </table:table-cell>
        </table:table-row>
        <table:table-row table:style-name="ro1">
          <table:table-cell office:value-type="float" office:value="1983635210" calcext:value-type="float">
            <text:p>1983635210</text:p>
          </table:table-cell>
          <table:table-cell office:value-type="float" office:value="942.994" calcext:value-type="float">
            <text:p>942.994</text:p>
          </table:table-cell>
          <table:table-cell office:value-type="float" office:value="0" calcext:value-type="float">
            <text:p>0</text:p>
          </table:table-cell>
          <table:table-cell office:value-type="float" office:value="942.994" calcext:value-type="float">
            <text:p>942.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range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sum}</text:p>
          </table:table-cell>
        </table:table-row>
        <calcext:conditional-formats>
          <calcext:conditional-format calcext:target-range-address="Sheet1.D2:Sheet1.D9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E2:Sheet1.E9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A2:Sheet1.A99">
            <calcext:color-scale>
              <calcext:color-scale-entry calcext:value="0" calcext:type="minimum" calcext:color="#fff685"/>
              <calcext:color-scale-entry calcext:value="0" calcext:type="maximum" calcext:color="#65c2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Malcolm</meta:initial-creator>
    <meta:creation-date>2019-02-24T10:40:34.177461692</meta:creation-date>
    <dc:date>2019-02-24T10:58:37.143326555</dc:date>
    <dc:creator>Patrick Malcolm</dc:creator>
    <meta:editing-duration>PT7M22S</meta:editing-duration>
    <meta:editing-cycles>1</meta:editing-cycles>
    <meta:generator>LibreOffice/6.1.5.2$Linux_X86_64 LibreOffice_project/10$Build-2</meta:generator>
    <meta:document-statistic meta:table-count="1" meta:cell-count="594" meta:object-count="0"/>
  </office:meta>
</office:document-meta>
</file>